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a6a6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rac_min</text:p>
          </table:table-cell>
          <table:table-cell office:value-type="string" calcext:value-type="string">
            <text:p>frac_max</text:p>
          </table:table-cell>
        </table:table-row>
        <table:table-row table:style-name="ro1">
          <table:table-cell office:value-type="string" calcext:value-type="string">
            <text:p>fates_nonhydro_smpsc_3</text:p>
          </table:table-cell>
          <table:table-cell office:value-type="float" office:value="-164270.964872737" calcext:value-type="float">
            <text:p>-164270.964872737</text:p>
          </table:table-cell>
          <table:table-cell office:value-type="string" calcext:value-type="string">
            <text:p>fates_nonhydro_smpsc</text:p>
          </table:table-cell>
          <table:table-cell office:value-type="float" office:value="-252800" calcext:value-type="float">
            <text:p>-252800</text:p>
          </table:table-cell>
          <table:table-cell office:value-type="float" office:value="-126000" calcext:value-type="float">
            <text:p>-126000</text:p>
          </table:table-cell>
          <table:table-cell table:formula="of:=[.B2]/[.D2]" office:value-type="float" office:value="0.649806031933295" calcext:value-type="float">
            <text:p>0.649806031933295</text:p>
          </table:table-cell>
          <table:table-cell table:formula="of:=[.B2]/[.E2]" office:value-type="float" office:value="1.30373781645029" calcext:value-type="float">
            <text:p>1.30373781645029</text:p>
          </table:table-cell>
        </table:table-row>
        <table:table-row table:style-name="ro1">
          <table:table-cell office:value-type="string" calcext:value-type="string">
            <text:p>fates_nonhydro_smpsc_1</text:p>
          </table:table-cell>
          <table:table-cell office:value-type="float" office:value="-275460.297224262" calcext:value-type="float">
            <text:p>-275460.297224262</text:p>
          </table:table-cell>
          <table:table-cell office:value-type="string" calcext:value-type="string">
            <text:p>fates_nonhydro_smpsc</text:p>
          </table:table-cell>
          <table:table-cell office:value-type="float" office:value="-379600" calcext:value-type="float">
            <text:p>-379600</text:p>
          </table:table-cell>
          <table:table-cell office:value-type="float" office:value="-252800" calcext:value-type="float">
            <text:p>-252800</text:p>
          </table:table-cell>
          <table:table-cell table:formula="of:=[.B3]/[.D3]" office:value-type="float" office:value="0.725659370980669" calcext:value-type="float">
            <text:p>0.725659370980669</text:p>
          </table:table-cell>
          <table:table-cell table:formula="of:=[.B3]/[.E3]" office:value-type="float" office:value="1.08963725167825" calcext:value-type="float">
            <text:p>1.08963725167825</text:p>
          </table:table-cell>
        </table:table-row>
        <table:table-row table:style-name="ro1">
          <table:table-cell office:value-type="string" calcext:value-type="string">
            <text:p>fates_nonhydro_smpsc_4</text:p>
          </table:table-cell>
          <table:table-cell office:value-type="float" office:value="-679462.177018921" calcext:value-type="float">
            <text:p>-679462.177018921</text:p>
          </table:table-cell>
          <table:table-cell office:value-type="string" calcext:value-type="string">
            <text:p>fates_nonhydro_smpsc</text:p>
          </table:table-cell>
          <table:table-cell office:value-type="float" office:value="-760000" calcext:value-type="float">
            <text:p>-760000</text:p>
          </table:table-cell>
          <table:table-cell office:value-type="float" office:value="-633200" calcext:value-type="float">
            <text:p>-633200</text:p>
          </table:table-cell>
          <table:table-cell table:formula="of:=[.B4]/[.D4]" office:value-type="float" office:value="0.894029180288054" calcext:value-type="float">
            <text:p>0.894029180288054</text:p>
          </table:table-cell>
          <table:table-cell table:formula="of:=[.B4]/[.E4]" office:value-type="float" office:value="1.07306092390859" calcext:value-type="float">
            <text:p>1.07306092390859</text:p>
          </table:table-cell>
        </table:table-row>
        <table:table-row table:style-name="ro1">
          <table:table-cell office:value-type="string" calcext:value-type="string">
            <text:p>fates_nonhydro_smpsc_2</text:p>
          </table:table-cell>
          <table:table-cell office:value-type="float" office:value="-472049.475404278" calcext:value-type="float">
            <text:p>-472049.475404278</text:p>
          </table:table-cell>
          <table:table-cell office:value-type="string" calcext:value-type="string">
            <text:p>fates_nonhydro_smpsc</text:p>
          </table:table-cell>
          <table:table-cell office:value-type="float" office:value="-506400" calcext:value-type="float">
            <text:p>-506400</text:p>
          </table:table-cell>
          <table:table-cell office:value-type="float" office:value="-379600" calcext:value-type="float">
            <text:p>-379600</text:p>
          </table:table-cell>
          <table:table-cell table:formula="of:=[.B5]/[.D5]" office:value-type="float" office:value="0.932167210513977" calcext:value-type="float">
            <text:p>0.932167210513977</text:p>
          </table:table-cell>
          <table:table-cell table:formula="of:=[.B5]/[.E5]" office:value-type="float" office:value="1.24354445575416" calcext:value-type="float">
            <text:p>1.24354445575416</text:p>
          </table:table-cell>
        </table:table-row>
        <table:table-row table:style-name="ro1">
          <table:table-cell office:value-type="string" calcext:value-type="string">
            <text:p>fates_nonhydro_smpsc_5</text:p>
          </table:table-cell>
          <table:table-cell office:value-type="float" office:value="-595201.631382351" calcext:value-type="float">
            <text:p>-595201.631382351</text:p>
          </table:table-cell>
          <table:table-cell office:value-type="string" calcext:value-type="string">
            <text:p>fates_nonhydro_smpsc</text:p>
          </table:table-cell>
          <table:table-cell office:value-type="float" office:value="-633200" calcext:value-type="float">
            <text:p>-633200</text:p>
          </table:table-cell>
          <table:table-cell office:value-type="float" office:value="-506400" calcext:value-type="float">
            <text:p>-506400</text:p>
          </table:table-cell>
          <table:table-cell table:formula="of:=[.B6]/[.D6]" office:value-type="float" office:value="0.939989942170485" calcext:value-type="float">
            <text:p>0.939989942170485</text:p>
          </table:table-cell>
          <table:table-cell table:formula="of:=[.B6]/[.E6]" office:value-type="float" office:value="1.1753586717661" calcext:value-type="float">
            <text:p>1.1753586717661</text:p>
          </table:table-cell>
        </table:table-row>
        <table:table-row table:style-name="ro1">
          <table:table-cell table:style-name="ce1" office:value-type="string" calcext:value-type="string">
            <text:p>fates_mort_scalar_cstarvation_3</text:p>
          </table:table-cell>
          <table:table-cell office:value-type="float" office:value="0.15008787408492" calcext:value-type="float">
            <text:p>0.15008787408492</text:p>
          </table:table-cell>
          <table:table-cell office:value-type="string" calcext:value-type="string">
            <text:p>fates_mort_scalar_cstarvation</text:p>
          </table:table-cell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table:formula="of:=[.B7]/[.D7]" office:value-type="float" office:value="1.0005858272328" calcext:value-type="float">
            <text:p>1.0005858272328</text:p>
          </table:table-cell>
          <table:table-cell table:formula="of:=[.B7]/[.E7]" office:value-type="float" office:value="0.2501464568082" calcext:value-type="float">
            <text:p>0.2501464568082</text:p>
          </table:table-cell>
        </table:table-row>
        <table:table-row table:style-name="ro1">
          <table:table-cell office:value-type="string" calcext:value-type="string">
            <text:p>fates_leaf_vcmax25top_3</text:p>
          </table:table-cell>
          <table:table-cell office:value-type="float" office:value="45.0522733584468" calcext:value-type="float">
            <text:p>45.0522733584468</text:p>
          </table:table-cell>
          <table:table-cell office:value-type="string" calcext:value-type="string">
            <text:p>fates_leaf_vcmax25top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formula="of:=[.B8]/[.D8]" office:value-type="float" office:value="1.00116163018771" calcext:value-type="float">
            <text:p>1.00116163018771</text:p>
          </table:table-cell>
          <table:table-cell table:formula="of:=[.B8]/[.E8]" office:value-type="float" office:value="0.600696978112624" calcext:value-type="float">
            <text:p>0.600696978112624</text:p>
          </table:table-cell>
        </table:table-row>
        <table:table-row table:style-name="ro1">
          <table:table-cell table:style-name="ce1" office:value-type="string" calcext:value-type="string">
            <text:p>fates_mort_scalar_cstarvation_2</text:p>
          </table:table-cell>
          <table:table-cell office:value-type="float" office:value="0.150382726686953" calcext:value-type="float">
            <text:p>0.150382726686953</text:p>
          </table:table-cell>
          <table:table-cell office:value-type="string" calcext:value-type="string">
            <text:p>fates_mort_scalar_cstarvation</text:p>
          </table:table-cell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table:formula="of:=[.B9]/[.D9]" office:value-type="float" office:value="1.00255151124635" calcext:value-type="float">
            <text:p>1.00255151124635</text:p>
          </table:table-cell>
          <table:table-cell table:formula="of:=[.B9]/[.E9]" office:value-type="float" office:value="0.250637877811588" calcext:value-type="float">
            <text:p>0.250637877811588</text:p>
          </table:table-cell>
        </table:table-row>
        <table:table-row table:style-name="ro1">
          <table:table-cell table:style-name="ce1" office:value-type="string" calcext:value-type="string">
            <text:p>fates_leaf_vcmax25top_5</text:p>
          </table:table-cell>
          <table:table-cell office:value-type="float" office:value="40.4812452323204" calcext:value-type="float">
            <text:p>40.4812452323204</text:p>
          </table:table-cell>
          <table:table-cell office:value-type="string" calcext:value-type="string">
            <text:p>fates_leaf_vcmax25top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table:formula="of:=[.B10]/[.D10]" office:value-type="float" office:value="1.01203113080801" calcext:value-type="float">
            <text:p>1.01203113080801</text:p>
          </table:table-cell>
          <table:table-cell table:formula="of:=[.B10]/[.E10]" office:value-type="float" office:value="0.487725846172535" calcext:value-type="float">
            <text:p>0.487725846172535</text:p>
          </table:table-cell>
        </table:table-row>
        <table:table-row table:style-name="ro1">
          <table:table-cell table:style-name="ce1" office:value-type="string" calcext:value-type="string">
            <text:p>fates_mort_scalar_cstarvation_1</text:p>
          </table:table-cell>
          <table:table-cell office:value-type="float" office:value="0.151814018778135" calcext:value-type="float">
            <text:p>0.151814018778135</text:p>
          </table:table-cell>
          <table:table-cell office:value-type="string" calcext:value-type="string">
            <text:p>fates_mort_scalar_cstarvation</text:p>
          </table:table-cell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table:formula="of:=[.B11]/[.D11]" office:value-type="float" office:value="1.0120934585209" calcext:value-type="float">
            <text:p>1.0120934585209</text:p>
          </table:table-cell>
          <table:table-cell table:formula="of:=[.B11]/[.E11]" office:value-type="float" office:value="0.253023364630225" calcext:value-type="float">
            <text:p>0.253023364630225</text:p>
          </table:table-cell>
        </table:table-row>
        <table:table-row table:style-name="ro1">
          <table:table-cell table:style-name="ce1" office:value-type="string" calcext:value-type="string">
            <text:p>fates_leaf_slatop_5</text:p>
          </table:table-cell>
          <table:table-cell office:value-type="float" office:value="0.010598982618846" calcext:value-type="float">
            <text:p>0.010598982618846</text:p>
          </table:table-cell>
          <table:table-cell office:value-type="string" calcext:value-type="string">
            <text:p>fates_leaf_slatop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56" calcext:value-type="float">
            <text:p>0.0156</text:p>
          </table:table-cell>
          <table:table-cell table:formula="of:=[.B12]/[.D12]" office:value-type="float" office:value="1.01913294411981" calcext:value-type="float">
            <text:p>1.01913294411981</text:p>
          </table:table-cell>
          <table:table-cell table:formula="of:=[.B12]/[.E12]" office:value-type="float" office:value="0.679421962746538" calcext:value-type="float">
            <text:p>0.679421962746538</text:p>
          </table:table-cell>
        </table:table-row>
        <table:table-row table:style-name="ro1">
          <table:table-cell table:style-name="ce1" office:value-type="string" calcext:value-type="string">
            <text:p>fates_allom_d2ca_coefficient_max_4</text:p>
          </table:table-cell>
          <table:table-cell office:value-type="float" office:value="0.193003718690167" calcext:value-type="float">
            <text:p>0.193003718690167</text:p>
          </table:table-cell>
          <table:table-cell office:value-type="string" calcext:value-type="string">
            <text:p>fates_allom_d2ca_coefficient_max</text:p>
          </table:table-cell>
          <table:table-cell office:value-type="float" office:value="0.17990369" calcext:value-type="float">
            <text:p>0.17990369</text:p>
          </table:table-cell>
          <table:table-cell office:value-type="float" office:value="0.26852187" calcext:value-type="float">
            <text:p>0.26852187</text:p>
          </table:table-cell>
          <table:table-cell table:formula="of:=[.B13]/[.D13]" office:value-type="float" office:value="1.07281689825354" calcext:value-type="float">
            <text:p>1.07281689825354</text:p>
          </table:table-cell>
          <table:table-cell table:formula="of:=[.B13]/[.E13]" office:value-type="float" office:value="0.718763498444901" calcext:value-type="float">
            <text:p>0.718763498444901</text:p>
          </table:table-cell>
        </table:table-row>
        <table:table-row table:style-name="ro1">
          <table:table-cell office:value-type="string" calcext:value-type="string">
            <text:p>fates_mort_bmort_5</text:p>
          </table:table-cell>
          <table:table-cell office:value-type="float" office:value="0.002193510869474" calcext:value-type="float">
            <text:p>0.002193510869474</text:p>
          </table:table-cell>
          <table:table-cell office:value-type="string" calcext:value-type="string">
            <text:p>fates_mort_bmort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4" calcext:value-type="float">
            <text:p>0.014</text:p>
          </table:table-cell>
          <table:table-cell table:formula="of:=[.B14]/[.D14]" office:value-type="float" office:value="1.096755434737" calcext:value-type="float">
            <text:p>1.096755434737</text:p>
          </table:table-cell>
          <table:table-cell table:formula="of:=[.B14]/[.E14]" office:value-type="float" office:value="0.156679347819571" calcext:value-type="float">
            <text:p>0.156679347819571</text:p>
          </table:table-cell>
        </table:table-row>
        <table:table-row table:style-name="ro1">
          <table:table-cell office:value-type="string" calcext:value-type="string">
            <text:p>fates_leaf_vcmax25top_2</text:p>
          </table:table-cell>
          <table:table-cell office:value-type="float" office:value="50.8665778532465" calcext:value-type="float">
            <text:p>50.8665778532465</text:p>
          </table:table-cell>
          <table:table-cell office:value-type="string" calcext:value-type="string">
            <text:p>fates_leaf_vcmax25top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formula="of:=[.B15]/[.D15]" office:value-type="float" office:value="1.13036839673881" calcext:value-type="float">
            <text:p>1.13036839673881</text:p>
          </table:table-cell>
          <table:table-cell table:formula="of:=[.B15]/[.E15]" office:value-type="float" office:value="0.678221038043287" calcext:value-type="float">
            <text:p>0.678221038043287</text:p>
          </table:table-cell>
        </table:table-row>
        <table:table-row table:style-name="ro1">
          <table:table-cell office:value-type="string" calcext:value-type="string">
            <text:p>fates_allom_agb1_5</text:p>
          </table:table-cell>
          <table:table-cell office:value-type="float" office:value="0.099774931773864" calcext:value-type="float">
            <text:p>0.099774931773864</text:p>
          </table:table-cell>
          <table:table-cell office:value-type="string" calcext:value-type="string">
            <text:p>fates_allom_agb1</text:p>
          </table:table-cell>
          <table:table-cell office:value-type="float" office:value="0.08534" calcext:value-type="float">
            <text:p>0.08534</text:p>
          </table:table-cell>
          <table:table-cell office:value-type="float" office:value="0.110942" calcext:value-type="float">
            <text:p>0.110942</text:p>
          </table:table-cell>
          <table:table-cell table:formula="of:=[.B16]/[.D16]" office:value-type="float" office:value="1.16914614218261" calcext:value-type="float">
            <text:p>1.16914614218261</text:p>
          </table:table-cell>
          <table:table-cell table:formula="of:=[.B16]/[.E16]" office:value-type="float" office:value="0.899343186294316" calcext:value-type="float">
            <text:p>0.899343186294316</text:p>
          </table:table-cell>
        </table:table-row>
        <table:table-row table:style-name="ro1">
          <table:table-cell table:style-name="ce1" office:value-type="string" calcext:value-type="string">
            <text:p>fates_leaf_vcmax25top_4</text:p>
          </table:table-cell>
          <table:table-cell office:value-type="float" office:value="71.5210753992738" calcext:value-type="float">
            <text:p>71.5210753992738</text:p>
          </table:table-cell>
          <table:table-cell office:value-type="string" calcext:value-type="string">
            <text:p>fates_leaf_vcmax25top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table:formula="of:=[.B17]/[.D17]" office:value-type="float" office:value="1.19201792332123" calcext:value-type="float">
            <text:p>1.19201792332123</text:p>
          </table:table-cell>
          <table:table-cell table:formula="of:=[.B17]/[.E17]" office:value-type="float" office:value="0.729806891829324" calcext:value-type="float">
            <text:p>0.729806891829324</text:p>
          </table:table-cell>
        </table:table-row>
        <table:table-row table:style-name="ro1">
          <table:table-cell office:value-type="string" calcext:value-type="string">
            <text:p>fates_recruit_seed_alloc_mature_2</text:p>
          </table:table-cell>
          <table:table-cell office:value-type="float" office:value="0.048216018022014" calcext:value-type="float">
            <text:p>0.048216018022014</text:p>
          </table:table-cell>
          <table:table-cell office:value-type="string" calcext:value-type="string">
            <text:p>fates_recruit_seed_alloc_mature</text:p>
          </table:table-cell>
          <table:table-cell office:value-type="float" office:value="0.04" calcext:value-type="float">
            <text:p>0.04</text:p>
          </table:table-cell>
          <table:table-cell office:value-type="float" office:value="0.392860281514004" calcext:value-type="float">
            <text:p>0.392860281514004</text:p>
          </table:table-cell>
          <table:table-cell table:formula="of:=[.B18]/[.D18]" office:value-type="float" office:value="1.20540045055035" calcext:value-type="float">
            <text:p>1.20540045055035</text:p>
          </table:table-cell>
          <table:table-cell table:formula="of:=[.B18]/[.E18]" office:value-type="float" office:value="0.122730701704431" calcext:value-type="float">
            <text:p>0.122730701704431</text:p>
          </table:table-cell>
        </table:table-row>
        <table:table-row table:style-name="ro1">
          <table:table-cell office:value-type="string" calcext:value-type="string">
            <text:p>fates_fire_crown_kill_4</text:p>
          </table:table-cell>
          <table:table-cell table:style-name="ce3" office:value-type="float" office:value="0.24937704160788" calcext:value-type="float">
            <text:p>0.24937704160788</text:p>
          </table:table-cell>
          <table:table-cell office:value-type="string" calcext:value-type="string">
            <text:p>fates_fire_crown_kil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B19]/[.D19]" office:value-type="float" office:value="1.2468852080394" calcext:value-type="float">
            <text:p>1.2468852080394</text:p>
          </table:table-cell>
          <table:table-cell table:formula="of:=[.B19]/[.E19]" office:value-type="float" office:value="0.24937704160788" calcext:value-type="float">
            <text:p>0.24937704160788</text:p>
          </table:table-cell>
        </table:table-row>
        <table:table-row table:style-name="ro1">
          <table:table-cell office:value-type="string" calcext:value-type="string">
            <text:p>fates_stoich_nitr_3</text:p>
          </table:table-cell>
          <table:table-cell office:value-type="float" office:value="0.020204366595612" calcext:value-type="float">
            <text:p>0.020204366595612</text:p>
          </table:table-cell>
          <table:table-cell office:value-type="string" calcext:value-type="string">
            <text:p>fates_stoich_nitr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8" calcext:value-type="float">
            <text:p>0.028</text:p>
          </table:table-cell>
          <table:table-cell table:formula="of:=[.B20]/[.D20]" office:value-type="float" office:value="1.26277291222575" calcext:value-type="float">
            <text:p>1.26277291222575</text:p>
          </table:table-cell>
          <table:table-cell table:formula="of:=[.B20]/[.E20]" office:value-type="float" office:value="0.721584521271857" calcext:value-type="float">
            <text:p>0.721584521271857</text:p>
          </table:table-cell>
        </table:table-row>
        <table:table-row table:style-name="ro1">
          <table:table-cell office:value-type="string" calcext:value-type="string">
            <text:p>fates_leaf_vcmax25top_1</text:p>
          </table:table-cell>
          <table:table-cell office:value-type="float" office:value="57.6771133747625" calcext:value-type="float">
            <text:p>57.6771133747625</text:p>
          </table:table-cell>
          <table:table-cell office:value-type="string" calcext:value-type="string">
            <text:p>fates_leaf_vcmax25top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formula="of:=[.B21]/[.D21]" office:value-type="float" office:value="1.28171363055028" calcext:value-type="float">
            <text:p>1.28171363055028</text:p>
          </table:table-cell>
          <table:table-cell table:formula="of:=[.B21]/[.E21]" office:value-type="float" office:value="0.769028178330167" calcext:value-type="float">
            <text:p>0.769028178330167</text:p>
          </table:table-cell>
        </table:table-row>
        <table:table-row table:style-name="ro1">
          <table:table-cell office:value-type="string" calcext:value-type="string">
            <text:p>fates_frag_seed_decay_rate_1</text:p>
          </table:table-cell>
          <table:table-cell office:value-type="float" office:value="0.657063785756205" calcext:value-type="float">
            <text:p>0.657063785756205</text:p>
          </table:table-cell>
          <table:table-cell office:value-type="string" calcext:value-type="string">
            <text:p>fates_frag_seed_decay_rate</text:p>
          </table:table-cell>
          <table:table-cell office:value-type="float" office:value="0.51" calcext:value-type="float">
            <text:p>0.51</text:p>
          </table:table-cell>
          <table:table-cell office:value-type="float" office:value="0.95" calcext:value-type="float">
            <text:p>0.95</text:p>
          </table:table-cell>
          <table:table-cell table:formula="of:=[.B22]/[.D22]" office:value-type="float" office:value="1.28836036422785" calcext:value-type="float">
            <text:p>1.28836036422785</text:p>
          </table:table-cell>
          <table:table-cell table:formula="of:=[.B22]/[.E22]" office:value-type="float" office:value="0.69164609026969" calcext:value-type="float">
            <text:p>0.69164609026969</text:p>
          </table:table-cell>
        </table:table-row>
        <table:table-row table:style-name="ro1">
          <table:table-cell table:style-name="ce4" office:value-type="string" calcext:value-type="string">
            <text:p>fates_allom_agb1_1</text:p>
          </table:table-cell>
          <table:table-cell office:value-type="float" office:value="0.083875549113816" calcext:value-type="float">
            <text:p>0.083875549113816</text:p>
          </table:table-cell>
          <table:table-cell office:value-type="string" calcext:value-type="string">
            <text:p>fates_allom_agb1</text:p>
          </table:table-cell>
          <table:table-cell office:value-type="float" office:value="0.064731" calcext:value-type="float">
            <text:p>0.064731</text:p>
          </table:table-cell>
          <table:table-cell office:value-type="float" office:value="0.0841503" calcext:value-type="float">
            <text:p>0.0841503</text:p>
          </table:table-cell>
          <table:table-cell table:formula="of:=[.B23]/[.D23]" office:value-type="float" office:value="1.29575549757946" calcext:value-type="float">
            <text:p>1.29575549757946</text:p>
          </table:table-cell>
          <table:table-cell table:formula="of:=[.B23]/[.E23]" office:value-type="float" office:value="0.996734998138046" calcext:value-type="float">
            <text:p>0.996734998138046</text:p>
          </table:table-cell>
        </table:table-row>
        <table:table-row table:style-name="ro1">
          <table:table-cell table:style-name="ce4" office:value-type="string" calcext:value-type="string">
            <text:p>fates_allom_agb1_2</text:p>
          </table:table-cell>
          <table:table-cell office:value-type="float" office:value="0.083875549113816" calcext:value-type="float">
            <text:p>0.083875549113816</text:p>
          </table:table-cell>
          <table:table-cell office:value-type="string" calcext:value-type="string">
            <text:p>fates_allom_agb1</text:p>
          </table:table-cell>
          <table:table-cell office:value-type="float" office:value="0.064731" calcext:value-type="float">
            <text:p>0.064731</text:p>
          </table:table-cell>
          <table:table-cell office:value-type="float" office:value="0.0841503" calcext:value-type="float">
            <text:p>0.0841503</text:p>
          </table:table-cell>
          <table:table-cell table:formula="of:=[.B24]/[.D24]" office:value-type="float" office:value="1.29575549757946" calcext:value-type="float">
            <text:p>1.29575549757946</text:p>
          </table:table-cell>
          <table:table-cell table:formula="of:=[.B24]/[.E24]" office:value-type="float" office:value="0.996734998138046" calcext:value-type="float">
            <text:p>0.996734998138046</text:p>
          </table:table-cell>
        </table:table-row>
        <table:table-row table:style-name="ro1">
          <table:table-cell table:style-name="ce4" office:value-type="string" calcext:value-type="string">
            <text:p>fates_allom_agb1_3</text:p>
          </table:table-cell>
          <table:table-cell office:value-type="float" office:value="0.083875549113816" calcext:value-type="float">
            <text:p>0.083875549113816</text:p>
          </table:table-cell>
          <table:table-cell office:value-type="string" calcext:value-type="string">
            <text:p>fates_allom_agb1</text:p>
          </table:table-cell>
          <table:table-cell office:value-type="float" office:value="0.064731" calcext:value-type="float">
            <text:p>0.064731</text:p>
          </table:table-cell>
          <table:table-cell office:value-type="float" office:value="0.0841503" calcext:value-type="float">
            <text:p>0.0841503</text:p>
          </table:table-cell>
          <table:table-cell table:formula="of:=[.B25]/[.D25]" office:value-type="float" office:value="1.29575549757946" calcext:value-type="float">
            <text:p>1.29575549757946</text:p>
          </table:table-cell>
          <table:table-cell table:formula="of:=[.B25]/[.E25]" office:value-type="float" office:value="0.996734998138046" calcext:value-type="float">
            <text:p>0.996734998138046</text:p>
          </table:table-cell>
        </table:table-row>
        <table:table-row table:style-name="ro1">
          <table:table-cell table:style-name="ce1" office:value-type="string" calcext:value-type="string">
            <text:p>fates_turnover_leaf_5</text:p>
          </table:table-cell>
          <table:table-cell office:value-type="float" office:value="2.01587889099567" calcext:value-type="float">
            <text:p>2.01587889099567</text:p>
          </table:table-cell>
          <table:table-cell office:value-type="string" calcext:value-type="string">
            <text:p>fates_turnover_leaf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formula="of:=[.B26]/[.D26]" office:value-type="float" office:value="1.34391926066378" calcext:value-type="float">
            <text:p>1.34391926066378</text:p>
          </table:table-cell>
          <table:table-cell table:formula="of:=[.B26]/[.E26]" office:value-type="float" office:value="0.67195963033189" calcext:value-type="float">
            <text:p>0.67195963033189</text:p>
          </table:table-cell>
        </table:table-row>
        <table:table-row table:style-name="ro1">
          <table:table-cell office:value-type="string" calcext:value-type="string">
            <text:p>fates_alloc_storage_cushion_5</text:p>
          </table:table-cell>
          <table:table-cell office:value-type="float" office:value="1.35347483609561" calcext:value-type="float">
            <text:p>1.35347483609561</text:p>
          </table:table-cell>
          <table:table-cell office:value-type="string" calcext:value-type="string">
            <text:p>fates_alloc_storage_cushion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table:formula="of:=[.B27]/[.D27]" office:value-type="float" office:value="1.35347483609561" calcext:value-type="float">
            <text:p>1.35347483609561</text:p>
          </table:table-cell>
          <table:table-cell table:formula="of:=[.B27]/[.E27]" office:value-type="float" office:value="0.731608019511141" calcext:value-type="float">
            <text:p>0.731608019511141</text:p>
          </table:table-cell>
        </table:table-row>
        <table:table-row table:style-name="ro1">
          <table:table-cell table:style-name="ce1" office:value-type="string" calcext:value-type="string">
            <text:p>fates_turnover_branch_4</text:p>
          </table:table-cell>
          <table:table-cell office:value-type="float" office:value="27.4243688885409" calcext:value-type="float">
            <text:p>27.4243688885409</text:p>
          </table:table-cell>
          <table:table-cell office:value-type="string" calcext:value-type="string">
            <text:p>fates_turnover_branch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28]/[.D28]" office:value-type="float" office:value="1.37121844442705" calcext:value-type="float">
            <text:p>1.37121844442705</text:p>
          </table:table-cell>
          <table:table-cell table:formula="of:=[.B28]/[.E28]" office:value-type="float" office:value="0.548487377770818" calcext:value-type="float">
            <text:p>0.548487377770818</text:p>
          </table:table-cell>
        </table:table-row>
        <table:table-row table:style-name="ro1">
          <table:table-cell table:style-name="ce3" office:value-type="string" calcext:value-type="string">
            <text:p>fates_fire_drying_ratio_0</text:p>
          </table:table-cell>
          <table:table-cell table:style-name="ce3" office:value-type="float" office:value="60972.8043581295" calcext:value-type="float">
            <text:p>60972.8043581295</text:p>
          </table:table-cell>
          <table:table-cell office:value-type="string" calcext:value-type="string">
            <text:p>fates_fire_drying_ratio</text:p>
          </table:table-cell>
          <table:table-cell office:value-type="float" office:value="44000" calcext:value-type="float">
            <text:p>44000</text:p>
          </table:table-cell>
          <table:table-cell office:value-type="float" office:value="70000" calcext:value-type="float">
            <text:p>70000</text:p>
          </table:table-cell>
          <table:table-cell table:formula="of:=[.B29]/[.D29]" office:value-type="float" office:value="1.38574555359385" calcext:value-type="float">
            <text:p>1.38574555359385</text:p>
          </table:table-cell>
          <table:table-cell table:formula="of:=[.B29]/[.E29]" office:value-type="float" office:value="0.871040062258993" calcext:value-type="float">
            <text:p>0.871040062258993</text:p>
          </table:table-cell>
        </table:table-row>
        <table:table-row table:style-name="ro1">
          <table:table-cell office:value-type="string" calcext:value-type="string">
            <text:p>fates_frag_seed_decay_rate_4</text:p>
          </table:table-cell>
          <table:table-cell office:value-type="float" office:value="0.006956128251312" calcext:value-type="float">
            <text:p>0.006956128251312</text:p>
          </table:table-cell>
          <table:table-cell office:value-type="string" calcext:value-type="string">
            <text:p>fates_frag_seed_decay_rate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table:formula="of:=[.B30]/[.D30]" office:value-type="float" office:value="1.3912256502624" calcext:value-type="float">
            <text:p>1.3912256502624</text:p>
          </table:table-cell>
          <table:table-cell table:formula="of:=[.B30]/[.E30]" office:value-type="float" office:value="0.6956128251312" calcext:value-type="float">
            <text:p>0.6956128251312</text:p>
          </table:table-cell>
        </table:table-row>
        <table:table-row table:style-name="ro1">
          <table:table-cell table:style-name="ce1" office:value-type="string" calcext:value-type="string">
            <text:p>fates_allom_d2ca_coefficient_max_1</text:p>
          </table:table-cell>
          <table:table-cell office:value-type="float" office:value="0.358199512457651" calcext:value-type="float">
            <text:p>0.358199512457651</text:p>
          </table:table-cell>
          <table:table-cell office:value-type="string" calcext:value-type="string">
            <text:p>fates_allom_d2ca_coefficient_max</text:p>
          </table:table-cell>
          <table:table-cell office:value-type="float" office:value="0.25695434" calcext:value-type="float">
            <text:p>0.25695434</text:p>
          </table:table-cell>
          <table:table-cell office:value-type="float" office:value="0.37009646" calcext:value-type="float">
            <text:p>0.37009646</text:p>
          </table:table-cell>
          <table:table-cell table:formula="of:=[.B31]/[.D31]" office:value-type="float" office:value="1.39402009110899" calcext:value-type="float">
            <text:p>1.39402009110899</text:p>
          </table:table-cell>
          <table:table-cell table:formula="of:=[.B31]/[.E31]" office:value-type="float" office:value="0.967854468150414" calcext:value-type="float">
            <text:p>0.967854468150414</text:p>
          </table:table-cell>
        </table:table-row>
        <table:table-row table:style-name="ro1">
          <table:table-cell table:style-name="ce1" office:value-type="string" calcext:value-type="string">
            <text:p>fates_allom_d2ca_coefficient_max_2</text:p>
          </table:table-cell>
          <table:table-cell office:value-type="float" office:value="0.358199512457651" calcext:value-type="float">
            <text:p>0.358199512457651</text:p>
          </table:table-cell>
          <table:table-cell office:value-type="string" calcext:value-type="string">
            <text:p>fates_allom_d2ca_coefficient_max</text:p>
          </table:table-cell>
          <table:table-cell office:value-type="float" office:value="0.25695434" calcext:value-type="float">
            <text:p>0.25695434</text:p>
          </table:table-cell>
          <table:table-cell office:value-type="float" office:value="0.37009646" calcext:value-type="float">
            <text:p>0.37009646</text:p>
          </table:table-cell>
          <table:table-cell table:formula="of:=[.B32]/[.D32]" office:value-type="float" office:value="1.39402009110899" calcext:value-type="float">
            <text:p>1.39402009110899</text:p>
          </table:table-cell>
          <table:table-cell table:formula="of:=[.B32]/[.E32]" office:value-type="float" office:value="0.967854468150414" calcext:value-type="float">
            <text:p>0.967854468150414</text:p>
          </table:table-cell>
        </table:table-row>
        <table:table-row table:style-name="ro1">
          <table:table-cell table:style-name="ce1" office:value-type="string" calcext:value-type="string">
            <text:p>fates_allom_d2ca_coefficient_max_3</text:p>
          </table:table-cell>
          <table:table-cell office:value-type="float" office:value="0.358199512457651" calcext:value-type="float">
            <text:p>0.358199512457651</text:p>
          </table:table-cell>
          <table:table-cell office:value-type="string" calcext:value-type="string">
            <text:p>fates_allom_d2ca_coefficient_max</text:p>
          </table:table-cell>
          <table:table-cell office:value-type="float" office:value="0.25695434" calcext:value-type="float">
            <text:p>0.25695434</text:p>
          </table:table-cell>
          <table:table-cell office:value-type="float" office:value="0.37009646" calcext:value-type="float">
            <text:p>0.37009646</text:p>
          </table:table-cell>
          <table:table-cell table:formula="of:=[.B33]/[.D33]" office:value-type="float" office:value="1.39402009110899" calcext:value-type="float">
            <text:p>1.39402009110899</text:p>
          </table:table-cell>
          <table:table-cell table:formula="of:=[.B33]/[.E33]" office:value-type="float" office:value="0.967854468150414" calcext:value-type="float">
            <text:p>0.967854468150414</text:p>
          </table:table-cell>
        </table:table-row>
        <table:table-row table:style-name="ro1">
          <table:table-cell office:value-type="string" calcext:value-type="string">
            <text:p>fates_recruit_seed_dbh_repro_threshold_5</text:p>
          </table:table-cell>
          <table:table-cell office:value-type="float" office:value="14.059364162671" calcext:value-type="float">
            <text:p>14.059364162671</text:p>
          </table:table-cell>
          <table:table-cell office:value-type="string" calcext:value-type="string">
            <text:p>fates_recruit_seed_dbh_repro_threshold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B34]/[.D34]" office:value-type="float" office:value="1.4059364162671" calcext:value-type="float">
            <text:p>1.4059364162671</text:p>
          </table:table-cell>
          <table:table-cell table:formula="of:=[.B34]/[.E34]" office:value-type="float" office:value="0.468645472089033" calcext:value-type="float">
            <text:p>0.468645472089033</text:p>
          </table:table-cell>
        </table:table-row>
        <table:table-row table:style-name="ro1">
          <table:table-cell office:value-type="string" calcext:value-type="string">
            <text:p>fates_recruit_seed_dbh_repro_threshold_1</text:p>
          </table:table-cell>
          <table:table-cell office:value-type="float" office:value="14.1071731139694" calcext:value-type="float">
            <text:p>14.1071731139694</text:p>
          </table:table-cell>
          <table:table-cell office:value-type="string" calcext:value-type="string">
            <text:p>fates_recruit_seed_dbh_repro_threshold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B35]/[.D35]" office:value-type="float" office:value="1.41071731139694" calcext:value-type="float">
            <text:p>1.41071731139694</text:p>
          </table:table-cell>
          <table:table-cell table:formula="of:=[.B35]/[.E35]" office:value-type="float" office:value="0.47023910379898" calcext:value-type="float">
            <text:p>0.47023910379898</text:p>
          </table:table-cell>
        </table:table-row>
        <table:table-row table:style-name="ro1">
          <table:table-cell office:value-type="string" calcext:value-type="string">
            <text:p>fates_recruit_seed_dbh_repro_threshold_2</text:p>
          </table:table-cell>
          <table:table-cell office:value-type="float" office:value="14.1071731139694" calcext:value-type="float">
            <text:p>14.1071731139694</text:p>
          </table:table-cell>
          <table:table-cell office:value-type="string" calcext:value-type="string">
            <text:p>fates_recruit_seed_dbh_repro_threshold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B36]/[.D36]" office:value-type="float" office:value="1.41071731139694" calcext:value-type="float">
            <text:p>1.41071731139694</text:p>
          </table:table-cell>
          <table:table-cell table:formula="of:=[.B36]/[.E36]" office:value-type="float" office:value="0.47023910379898" calcext:value-type="float">
            <text:p>0.47023910379898</text:p>
          </table:table-cell>
        </table:table-row>
        <table:table-row table:style-name="ro1">
          <table:table-cell office:value-type="string" calcext:value-type="string">
            <text:p>fates_recruit_seed_dbh_repro_threshold_3</text:p>
          </table:table-cell>
          <table:table-cell office:value-type="float" office:value="14.1071731139694" calcext:value-type="float">
            <text:p>14.1071731139694</text:p>
          </table:table-cell>
          <table:table-cell office:value-type="string" calcext:value-type="string">
            <text:p>fates_recruit_seed_dbh_repro_threshold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B37]/[.D37]" office:value-type="float" office:value="1.41071731139694" calcext:value-type="float">
            <text:p>1.41071731139694</text:p>
          </table:table-cell>
          <table:table-cell table:formula="of:=[.B37]/[.E37]" office:value-type="float" office:value="0.47023910379898" calcext:value-type="float">
            <text:p>0.47023910379898</text:p>
          </table:table-cell>
        </table:table-row>
        <table:table-row table:style-name="ro1">
          <table:table-cell office:value-type="string" calcext:value-type="string">
            <text:p>fates_turnover_leaf_4</text:p>
          </table:table-cell>
          <table:table-cell office:value-type="float" office:value="2.16901381665166" calcext:value-type="float">
            <text:p>2.16901381665166</text:p>
          </table:table-cell>
          <table:table-cell office:value-type="string" calcext:value-type="string">
            <text:p>fates_turnover_leaf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formula="of:=[.B38]/[.D38]" office:value-type="float" office:value="1.44600921110111" calcext:value-type="float">
            <text:p>1.44600921110111</text:p>
          </table:table-cell>
          <table:table-cell table:formula="of:=[.B38]/[.E38]" office:value-type="float" office:value="0.723004605550553" calcext:value-type="float">
            <text:p>0.723004605550553</text:p>
          </table:table-cell>
        </table:table-row>
        <table:table-row table:style-name="ro1">
          <table:table-cell office:value-type="string" calcext:value-type="string">
            <text:p>fates_leaf_slatop_1</text:p>
          </table:table-cell>
          <table:table-cell office:value-type="float" office:value="0.010170351139888" calcext:value-type="float">
            <text:p>0.010170351139888</text:p>
          </table:table-cell>
          <table:table-cell office:value-type="string" calcext:value-type="string">
            <text:p>fates_leaf_slatop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table:formula="of:=[.B39]/[.D39]" office:value-type="float" office:value="1.45290730569829" calcext:value-type="float">
            <text:p>1.45290730569829</text:p>
          </table:table-cell>
          <table:table-cell table:formula="of:=[.B39]/[.E39]" office:value-type="float" office:value="0.924577376353455" calcext:value-type="float">
            <text:p>0.924577376353455</text:p>
          </table:table-cell>
        </table:table-row>
        <table:table-row table:style-name="ro1">
          <table:table-cell office:value-type="string" calcext:value-type="string">
            <text:p>fates_fire_frac_resprout_4</text:p>
          </table:table-cell>
          <table:table-cell office:value-type="float" office:value="0.291811983216715" calcext:value-type="float">
            <text:p>0.291811983216715</text:p>
          </table:table-cell>
          <table:table-cell office:value-type="string" calcext:value-type="string">
            <text:p>fates_fire_frac_resprout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formula="of:=[.B40]/[.D40]" office:value-type="float" office:value="1.45905991608358" calcext:value-type="float">
            <text:p>1.45905991608358</text:p>
          </table:table-cell>
          <table:table-cell table:formula="of:=[.B40]/[.E40]" office:value-type="float" office:value="0.486353305361192" calcext:value-type="float">
            <text:p>0.486353305361192</text:p>
          </table:table-cell>
        </table:table-row>
        <table:table-row table:style-name="ro1">
          <table:table-cell office:value-type="string" calcext:value-type="string">
            <text:p>fates_stoich_nitr_2</text:p>
          </table:table-cell>
          <table:table-cell office:value-type="float" office:value="0.024402782916351" calcext:value-type="float">
            <text:p>0.024402782916351</text:p>
          </table:table-cell>
          <table:table-cell office:value-type="string" calcext:value-type="string">
            <text:p>fates_stoich_nitr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8" calcext:value-type="float">
            <text:p>0.028</text:p>
          </table:table-cell>
          <table:table-cell table:formula="of:=[.B41]/[.D41]" office:value-type="float" office:value="1.52517393227194" calcext:value-type="float">
            <text:p>1.52517393227194</text:p>
          </table:table-cell>
          <table:table-cell table:formula="of:=[.B41]/[.E41]" office:value-type="float" office:value="0.87152796129825" calcext:value-type="float">
            <text:p>0.87152796129825</text:p>
          </table:table-cell>
        </table:table-row>
        <table:table-row table:style-name="ro1">
          <table:table-cell office:value-type="string" calcext:value-type="string">
            <text:p>fates_fire_crown_kill_1</text:p>
          </table:table-cell>
          <table:table-cell table:style-name="ce3" office:value-type="float" office:value="0.305814920814203" calcext:value-type="float">
            <text:p>0.305814920814203</text:p>
          </table:table-cell>
          <table:table-cell office:value-type="string" calcext:value-type="string">
            <text:p>fates_fire_crown_kil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B42]/[.D42]" office:value-type="float" office:value="1.52907460407102" calcext:value-type="float">
            <text:p>1.52907460407102</text:p>
          </table:table-cell>
          <table:table-cell table:formula="of:=[.B42]/[.E42]" office:value-type="float" office:value="0.305814920814203" calcext:value-type="float">
            <text:p>0.305814920814203</text:p>
          </table:table-cell>
        </table:table-row>
        <table:table-row table:style-name="ro1">
          <table:table-cell table:style-name="ce1" office:value-type="string" calcext:value-type="string">
            <text:p>fates_leaf_slatop_2</text:p>
          </table:table-cell>
          <table:table-cell office:value-type="float" office:value="0.010947787465944" calcext:value-type="float">
            <text:p>0.010947787465944</text:p>
          </table:table-cell>
          <table:table-cell office:value-type="string" calcext:value-type="string">
            <text:p>fates_leaf_slatop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table:formula="of:=[.B43]/[.D43]" office:value-type="float" office:value="1.563969637992" calcext:value-type="float">
            <text:p>1.563969637992</text:p>
          </table:table-cell>
          <table:table-cell table:formula="of:=[.B43]/[.E43]" office:value-type="float" office:value="0.995253405994909" calcext:value-type="float">
            <text:p>0.995253405994909</text:p>
          </table:table-cell>
        </table:table-row>
        <table:table-row table:style-name="ro1">
          <table:table-cell table:style-name="ce1" office:value-type="string" calcext:value-type="string">
            <text:p>fates_leaf_slatop_3</text:p>
          </table:table-cell>
          <table:table-cell office:value-type="float" office:value="0.010947787465944" calcext:value-type="float">
            <text:p>0.010947787465944</text:p>
          </table:table-cell>
          <table:table-cell office:value-type="string" calcext:value-type="string">
            <text:p>fates_leaf_slatop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table:formula="of:=[.B44]/[.D44]" office:value-type="float" office:value="1.563969637992" calcext:value-type="float">
            <text:p>1.563969637992</text:p>
          </table:table-cell>
          <table:table-cell table:formula="of:=[.B44]/[.E44]" office:value-type="float" office:value="0.995253405994909" calcext:value-type="float">
            <text:p>0.995253405994909</text:p>
          </table:table-cell>
        </table:table-row>
        <table:table-row table:style-name="ro1">
          <table:table-cell table:style-name="ce1" office:value-type="string" calcext:value-type="string">
            <text:p>fates_mort_ip_age_senescence_4</text:p>
          </table:table-cell>
          <table:table-cell office:value-type="float" office:value="78.7827989867277" calcext:value-type="float">
            <text:p>78.7827989867277</text:p>
          </table:table-cell>
          <table:table-cell office:value-type="string" calcext:value-type="string">
            <text:p>fates_mort_ip_age_senescence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[.B45]/[.D45]" office:value-type="float" office:value="1.57565597973455" calcext:value-type="float">
            <text:p>1.57565597973455</text:p>
          </table:table-cell>
          <table:table-cell table:formula="of:=[.B45]/[.E45]" office:value-type="float" office:value="0.875364433185863" calcext:value-type="float">
            <text:p>0.875364433185863</text:p>
          </table:table-cell>
        </table:table-row>
        <table:table-row table:style-name="ro1">
          <table:table-cell table:style-name="ce1" office:value-type="string" calcext:value-type="string">
            <text:p>fates_stoich_nitr_1</text:p>
          </table:table-cell>
          <table:table-cell office:value-type="float" office:value="0.025465576142983" calcext:value-type="float">
            <text:p>0.025465576142983</text:p>
          </table:table-cell>
          <table:table-cell office:value-type="string" calcext:value-type="string">
            <text:p>fates_stoich_nitr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8" calcext:value-type="float">
            <text:p>0.028</text:p>
          </table:table-cell>
          <table:table-cell table:formula="of:=[.B46]/[.D46]" office:value-type="float" office:value="1.59159850893644" calcext:value-type="float">
            <text:p>1.59159850893644</text:p>
          </table:table-cell>
          <table:table-cell table:formula="of:=[.B46]/[.E46]" office:value-type="float" office:value="0.909484862249393" calcext:value-type="float">
            <text:p>0.909484862249393</text:p>
          </table:table-cell>
        </table:table-row>
        <table:table-row table:style-name="ro1">
          <table:table-cell office:value-type="string" calcext:value-type="string">
            <text:p>fates_stoich_nitr_4</text:p>
          </table:table-cell>
          <table:table-cell office:value-type="float" office:value="0.024081104811363" calcext:value-type="float">
            <text:p>0.024081104811363</text:p>
          </table:table-cell>
          <table:table-cell office:value-type="string" calcext:value-type="string">
            <text:p>fates_stoich_nitr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55" calcext:value-type="float">
            <text:p>0.055</text:p>
          </table:table-cell>
          <table:table-cell table:formula="of:=[.B47]/[.D47]" office:value-type="float" office:value="1.61618153096396" calcext:value-type="float">
            <text:p>1.61618153096396</text:p>
          </table:table-cell>
          <table:table-cell table:formula="of:=[.B47]/[.E47]" office:value-type="float" office:value="0.437838269297509" calcext:value-type="float">
            <text:p>0.437838269297509</text:p>
          </table:table-cell>
        </table:table-row>
        <table:table-row table:style-name="ro1">
          <table:table-cell office:value-type="string" calcext:value-type="string">
            <text:p>fates_stoich_nitr_5</text:p>
          </table:table-cell>
          <table:table-cell office:value-type="float" office:value="0.03406737161171" calcext:value-type="float">
            <text:p>0.03406737161171</text:p>
          </table:table-cell>
          <table:table-cell office:value-type="string" calcext:value-type="string">
            <text:p>fates_stoich_nitr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39" calcext:value-type="float">
            <text:p>0.039</text:p>
          </table:table-cell>
          <table:table-cell table:formula="of:=[.B48]/[.D48]" office:value-type="float" office:value="1.63785440440913" calcext:value-type="float">
            <text:p>1.63785440440913</text:p>
          </table:table-cell>
          <table:table-cell table:formula="of:=[.B48]/[.E48]" office:value-type="float" office:value="0.873522349018205" calcext:value-type="float">
            <text:p>0.873522349018205</text:p>
          </table:table-cell>
        </table:table-row>
        <table:table-row table:style-name="ro1">
          <table:table-cell table:style-name="ce1" office:value-type="string" calcext:value-type="string">
            <text:p>fates_frag_seed_decay_rate_5</text:p>
          </table:table-cell>
          <table:table-cell office:value-type="float" office:value="0.882963642345197" calcext:value-type="float">
            <text:p>0.882963642345197</text:p>
          </table:table-cell>
          <table:table-cell office:value-type="string" calcext:value-type="string">
            <text:p>fates_frag_seed_decay_rate</text:p>
          </table:table-cell>
          <table:table-cell office:value-type="float" office:value="0.51" calcext:value-type="float">
            <text:p>0.51</text:p>
          </table:table-cell>
          <table:table-cell office:value-type="float" office:value="0.95" calcext:value-type="float">
            <text:p>0.95</text:p>
          </table:table-cell>
          <table:table-cell table:formula="of:=[.B49]/[.D49]" office:value-type="float" office:value="1.73130125950039" calcext:value-type="float">
            <text:p>1.73130125950039</text:p>
          </table:table-cell>
          <table:table-cell table:formula="of:=[.B49]/[.E49]" office:value-type="float" office:value="0.929435412994944" calcext:value-type="float">
            <text:p>0.929435412994944</text:p>
          </table:table-cell>
        </table:table-row>
        <table:table-row table:style-name="ro1">
          <table:table-cell office:value-type="string" calcext:value-type="string">
            <text:p>fates_allom_d2ca_coefficient_max_5</text:p>
          </table:table-cell>
          <table:table-cell office:value-type="float" office:value="0.753858307293705" calcext:value-type="float">
            <text:p>0.753858307293705</text:p>
          </table:table-cell>
          <table:table-cell office:value-type="string" calcext:value-type="string">
            <text:p>fates_allom_d2ca_coefficient_max</text:p>
          </table:table-cell>
          <table:table-cell office:value-type="float" office:value="0.4332177" calcext:value-type="float">
            <text:p>0.4332177</text:p>
          </table:table-cell>
          <table:table-cell office:value-type="float" office:value="1.34406949" calcext:value-type="float">
            <text:p>1.34406949</text:p>
          </table:table-cell>
          <table:table-cell table:formula="of:=[.B50]/[.D50]" office:value-type="float" office:value="1.74013736579485" calcext:value-type="float">
            <text:p>1.74013736579485</text:p>
          </table:table-cell>
          <table:table-cell table:formula="of:=[.B50]/[.E50]" office:value-type="float" office:value="0.560877479105418" calcext:value-type="float">
            <text:p>0.560877479105418</text:p>
          </table:table-cell>
        </table:table-row>
        <table:table-row table:style-name="ro1">
          <table:table-cell office:value-type="string" calcext:value-type="string">
            <text:p>fates_fire_frac_resprout_5</text:p>
          </table:table-cell>
          <table:table-cell office:value-type="float" office:value="0.955379361496376" calcext:value-type="float">
            <text:p>0.955379361496376</text:p>
          </table:table-cell>
          <table:table-cell office:value-type="string" calcext:value-type="string">
            <text:p>fates_fire_frac_resprout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table:formula="of:=[.B51]/[.D51]" office:value-type="float" office:value="1.91075872299275" calcext:value-type="float">
            <text:p>1.91075872299275</text:p>
          </table:table-cell>
          <table:table-cell table:formula="of:=[.B51]/[.E51]" office:value-type="float" office:value="0.965029658077147" calcext:value-type="float">
            <text:p>0.965029658077147</text:p>
          </table:table-cell>
        </table:table-row>
        <table:table-row table:style-name="ro1">
          <table:table-cell office:value-type="string" calcext:value-type="string">
            <text:p>fates_recruit_seed_alloc_mature_4</text:p>
          </table:table-cell>
          <table:table-cell office:value-type="float" office:value="0.405223732716426" calcext:value-type="float">
            <text:p>0.405223732716426</text:p>
          </table:table-cell>
          <table:table-cell office:value-type="string" calcext:value-type="string">
            <text:p>fates_recruit_seed_alloc_mature</text:p>
          </table:table-cell>
          <table:table-cell office:value-type="float" office:value="0.21" calcext:value-type="float">
            <text:p>0.21</text:p>
          </table:table-cell>
          <table:table-cell office:value-type="float" office:value="0.53" calcext:value-type="float">
            <text:p>0.53</text:p>
          </table:table-cell>
          <table:table-cell table:formula="of:=[.B52]/[.D52]" office:value-type="float" office:value="1.92963682245917" calcext:value-type="float">
            <text:p>1.92963682245917</text:p>
          </table:table-cell>
          <table:table-cell table:formula="of:=[.B52]/[.E52]" office:value-type="float" office:value="0.76457308059703" calcext:value-type="float">
            <text:p>0.76457308059703</text:p>
          </table:table-cell>
        </table:table-row>
        <table:table-row table:style-name="ro1">
          <table:table-cell office:value-type="string" calcext:value-type="string">
            <text:p>fates_frag_maxdecomp_0</text:p>
          </table:table-cell>
          <table:table-cell office:value-type="float" office:value="1.00396558697401" calcext:value-type="float">
            <text:p>1.00396558697401</text:p>
          </table:table-cell>
          <table:table-cell office:value-type="string" calcext:value-type="string">
            <text:p>fates_frag_maxdecomp</text:p>
          </table:table-cell>
          <table:table-cell office:value-type="float" office:value="0.52" calcext:value-type="float">
            <text:p>0.52</text:p>
          </table:table-cell>
          <table:table-cell office:value-type="float" office:value="1.3" calcext:value-type="float">
            <text:p>1.3</text:p>
          </table:table-cell>
          <table:table-cell table:formula="of:=[.B53]/[.D53]" office:value-type="float" office:value="1.9307030518731" calcext:value-type="float">
            <text:p>1.9307030518731</text:p>
          </table:table-cell>
          <table:table-cell table:formula="of:=[.B53]/[.E53]" office:value-type="float" office:value="0.772281220749238" calcext:value-type="float">
            <text:p>0.772281220749238</text:p>
          </table:table-cell>
        </table:table-row>
        <table:table-row table:style-name="ro1">
          <table:table-cell office:value-type="string" calcext:value-type="string">
            <text:p>fates_fire_bark_scaler_3</text:p>
          </table:table-cell>
          <table:table-cell table:style-name="ce3" office:value-type="float" office:value="0.038751044388823" calcext:value-type="float">
            <text:p>0.038751044388823</text:p>
          </table:table-cell>
          <table:table-cell office:value-type="string" calcext:value-type="string">
            <text:p>fates_fire_bark_scaler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formula="of:=[.B54]/[.D54]" office:value-type="float" office:value="1.93755221944115" calcext:value-type="float">
            <text:p>1.93755221944115</text:p>
          </table:table-cell>
          <table:table-cell table:formula="of:=[.B54]/[.E54]" office:value-type="float" office:value="0.484388054860287" calcext:value-type="float">
            <text:p>0.484388054860287</text:p>
          </table:table-cell>
        </table:table-row>
        <table:table-row table:style-name="ro1">
          <table:table-cell office:value-type="string" calcext:value-type="string">
            <text:p>fates_fire_bark_scaler_2</text:p>
          </table:table-cell>
          <table:table-cell table:style-name="ce3" office:value-type="float" office:value="0.038944768029954" calcext:value-type="float">
            <text:p>0.038944768029954</text:p>
          </table:table-cell>
          <table:table-cell office:value-type="string" calcext:value-type="string">
            <text:p>fates_fire_bark_scaler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formula="of:=[.B55]/[.D55]" office:value-type="float" office:value="1.9472384014977" calcext:value-type="float">
            <text:p>1.9472384014977</text:p>
          </table:table-cell>
          <table:table-cell table:formula="of:=[.B55]/[.E55]" office:value-type="float" office:value="0.486809600374425" calcext:value-type="float">
            <text:p>0.486809600374425</text:p>
          </table:table-cell>
        </table:table-row>
        <table:table-row table:style-name="ro1">
          <table:table-cell office:value-type="string" calcext:value-type="string">
            <text:p>fates_mort_ip_size_senescence_4</text:p>
          </table:table-cell>
          <table:table-cell office:value-type="float" office:value="19.8441545874812" calcext:value-type="float">
            <text:p>19.8441545874812</text:p>
          </table:table-cell>
          <table:table-cell office:value-type="string" calcext:value-type="string">
            <text:p>fates_mort_ip_size_senescenc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B56]/[.D56]" office:value-type="float" office:value="1.98441545874812" calcext:value-type="float">
            <text:p>1.98441545874812</text:p>
          </table:table-cell>
          <table:table-cell table:formula="of:=[.B56]/[.E56]" office:value-type="float" office:value="0.661471819582707" calcext:value-type="float">
            <text:p>0.661471819582707</text:p>
          </table:table-cell>
        </table:table-row>
        <table:table-row table:style-name="ro1">
          <table:table-cell office:value-type="string" calcext:value-type="string">
            <text:p>fates_mort_scalar_cstarvation_5</text:p>
          </table:table-cell>
          <table:table-cell office:value-type="float" office:value="0.315109327046266" calcext:value-type="float">
            <text:p>0.315109327046266</text:p>
          </table:table-cell>
          <table:table-cell office:value-type="string" calcext:value-type="string">
            <text:p>fates_mort_scalar_cstarvation</text:p>
          </table:table-cell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table:formula="of:=[.B57]/[.D57]" office:value-type="float" office:value="2.10072884697511" calcext:value-type="float">
            <text:p>2.10072884697511</text:p>
          </table:table-cell>
          <table:table-cell table:formula="of:=[.B57]/[.E57]" office:value-type="float" office:value="0.525182211743777" calcext:value-type="float">
            <text:p>0.525182211743777</text:p>
          </table:table-cell>
        </table:table-row>
        <table:table-row table:style-name="ro1">
          <table:table-cell office:value-type="string" calcext:value-type="string">
            <text:p>fates_recruit_seed_germination_rate_5</text:p>
          </table:table-cell>
          <table:table-cell office:value-type="float" office:value="0.651157052685445" calcext:value-type="float">
            <text:p>0.651157052685445</text:p>
          </table:table-cell>
          <table:table-cell office:value-type="string" calcext:value-type="string">
            <text:p>fates_recruit_seed_germination_rate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formula="of:=[.B58]/[.D58]" office:value-type="float" office:value="2.17052350895148" calcext:value-type="float">
            <text:p>2.17052350895148</text:p>
          </table:table-cell>
          <table:table-cell table:formula="of:=[.B58]/[.E58]" office:value-type="float" office:value="0.930224360979207" calcext:value-type="float">
            <text:p>0.930224360979207</text:p>
          </table:table-cell>
        </table:table-row>
        <table:table-row table:style-name="ro1">
          <table:table-cell table:style-name="ce1" office:value-type="string" calcext:value-type="string">
            <text:p>fates_recruit_seed_germination_rate_1</text:p>
          </table:table-cell>
          <table:table-cell office:value-type="float" office:value="0.662623227024958" calcext:value-type="float">
            <text:p>0.662623227024958</text:p>
          </table:table-cell>
          <table:table-cell office:value-type="string" calcext:value-type="string">
            <text:p>fates_recruit_seed_germination_rate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formula="of:=[.B59]/[.D59]" office:value-type="float" office:value="2.20874409008319" calcext:value-type="float">
            <text:p>2.20874409008319</text:p>
          </table:table-cell>
          <table:table-cell table:formula="of:=[.B59]/[.E59]" office:value-type="float" office:value="0.946604610035654" calcext:value-type="float">
            <text:p>0.946604610035654</text:p>
          </table:table-cell>
        </table:table-row>
        <table:table-row table:style-name="ro1">
          <table:table-cell office:value-type="string" calcext:value-type="string">
            <text:p>fates_fire_bark_scaler_1</text:p>
          </table:table-cell>
          <table:table-cell table:style-name="ce3" office:value-type="float" office:value="0.044619807062005" calcext:value-type="float">
            <text:p>0.044619807062005</text:p>
          </table:table-cell>
          <table:table-cell office:value-type="string" calcext:value-type="string">
            <text:p>fates_fire_bark_scaler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formula="of:=[.B60]/[.D60]" office:value-type="float" office:value="2.23099035310025" calcext:value-type="float">
            <text:p>2.23099035310025</text:p>
          </table:table-cell>
          <table:table-cell table:formula="of:=[.B60]/[.E60]" office:value-type="float" office:value="0.557747588275063" calcext:value-type="float">
            <text:p>0.557747588275063</text:p>
          </table:table-cell>
        </table:table-row>
        <table:table-row table:style-name="ro1">
          <table:table-cell office:value-type="string" calcext:value-type="string">
            <text:p>fates_recruit_seed_germination_rate_4</text:p>
          </table:table-cell>
          <table:table-cell office:value-type="float" office:value="0.01150642403289" calcext:value-type="float">
            <text:p>0.01150642403289</text:p>
          </table:table-cell>
          <table:table-cell office:value-type="string" calcext:value-type="string">
            <text:p>fates_recruit_seed_germination_rate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table:formula="of:=[.B61]/[.D61]" office:value-type="float" office:value="2.301284806578" calcext:value-type="float">
            <text:p>2.301284806578</text:p>
          </table:table-cell>
          <table:table-cell table:formula="of:=[.B61]/[.E61]" office:value-type="float" office:value="0.5753212016445" calcext:value-type="float">
            <text:p>0.5753212016445</text:p>
          </table:table-cell>
        </table:table-row>
        <table:table-row table:style-name="ro1">
          <table:table-cell office:value-type="string" calcext:value-type="string">
            <text:p>fates_fire_bark_scaler_5</text:p>
          </table:table-cell>
          <table:table-cell table:style-name="ce3" office:value-type="float" office:value="0.011582064912121" calcext:value-type="float">
            <text:p>0.011582064912121</text:p>
          </table:table-cell>
          <table:table-cell office:value-type="string" calcext:value-type="string">
            <text:p>fates_fire_bark_scaler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" calcext:value-type="float">
            <text:p>0.03</text:p>
          </table:table-cell>
          <table:table-cell table:formula="of:=[.B62]/[.D62]" office:value-type="float" office:value="2.3164129824242" calcext:value-type="float">
            <text:p>2.3164129824242</text:p>
          </table:table-cell>
          <table:table-cell table:formula="of:=[.B62]/[.E62]" office:value-type="float" office:value="0.386068830404033" calcext:value-type="float">
            <text:p>0.386068830404033</text:p>
          </table:table-cell>
        </table:table-row>
        <table:table-row table:style-name="ro1">
          <table:table-cell office:value-type="string" calcext:value-type="string">
            <text:p>fates_fire_crown_kill_5</text:p>
          </table:table-cell>
          <table:table-cell table:style-name="ce3" office:value-type="float" office:value="0.477805663396381" calcext:value-type="float">
            <text:p>0.477805663396381</text:p>
          </table:table-cell>
          <table:table-cell office:value-type="string" calcext:value-type="string">
            <text:p>fates_fire_crown_kil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B63]/[.D63]" office:value-type="float" office:value="2.3890283169819" calcext:value-type="float">
            <text:p>2.3890283169819</text:p>
          </table:table-cell>
          <table:table-cell table:formula="of:=[.B63]/[.E63]" office:value-type="float" office:value="0.477805663396381" calcext:value-type="float">
            <text:p>0.477805663396381</text:p>
          </table:table-cell>
        </table:table-row>
        <table:table-row table:style-name="ro1">
          <table:table-cell table:style-name="ce1" office:value-type="string" calcext:value-type="string">
            <text:p>fates_grperc_4</text:p>
          </table:table-cell>
          <table:table-cell office:value-type="float" office:value="0.173151085222472" calcext:value-type="float">
            <text:p>0.173151085222472</text:p>
          </table:table-cell>
          <table:table-cell office:value-type="string" calcext:value-type="string">
            <text:p>fates_grperc</text:p>
          </table:table-cell>
          <table:table-cell office:value-type="float" office:value="0.07" calcext:value-type="float">
            <text:p>0.07</text:p>
          </table:table-cell>
          <table:table-cell office:value-type="float" office:value="0.2" calcext:value-type="float">
            <text:p>0.2</text:p>
          </table:table-cell>
          <table:table-cell table:formula="of:=[.B64]/[.D64]" office:value-type="float" office:value="2.4735869317496" calcext:value-type="float">
            <text:p>2.4735869317496</text:p>
          </table:table-cell>
          <table:table-cell table:formula="of:=[.B64]/[.E64]" office:value-type="float" office:value="0.86575542611236" calcext:value-type="float">
            <text:p>0.86575542611236</text:p>
          </table:table-cell>
        </table:table-row>
        <table:table-row table:style-name="ro1">
          <table:table-cell office:value-type="string" calcext:value-type="string">
            <text:p>fates_fire_bark_scaler_4</text:p>
          </table:table-cell>
          <table:table-cell table:style-name="ce3" office:value-type="float" office:value="0.013360383646818" calcext:value-type="float">
            <text:p>0.013360383646818</text:p>
          </table:table-cell>
          <table:table-cell office:value-type="string" calcext:value-type="string">
            <text:p>fates_fire_bark_scaler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table:formula="of:=[.B65]/[.D65]" office:value-type="float" office:value="2.6720767293636" calcext:value-type="float">
            <text:p>2.6720767293636</text:p>
          </table:table-cell>
          <table:table-cell table:formula="of:=[.B65]/[.E65]" office:value-type="float" office:value="0.6680191823409" calcext:value-type="float">
            <text:p>0.6680191823409</text:p>
          </table:table-cell>
        </table:table-row>
        <table:table-row table:style-name="ro1">
          <table:table-cell office:value-type="string" calcext:value-type="string">
            <text:p>fates_recruit_seed_alloc_mature_5</text:p>
          </table:table-cell>
          <table:table-cell office:value-type="float" office:value="0.276779500543655" calcext:value-type="float">
            <text:p>0.276779500543655</text:p>
          </table:table-cell>
          <table:table-cell office:value-type="string" calcext:value-type="string">
            <text:p>fates_recruit_seed_alloc_mature</text:p>
          </table:table-cell>
          <table:table-cell office:value-type="float" office:value="0.1" calcext:value-type="float">
            <text:p>0.1</text:p>
          </table:table-cell>
          <table:table-cell office:value-type="float" office:value="0.42" calcext:value-type="float">
            <text:p>0.42</text:p>
          </table:table-cell>
          <table:table-cell table:formula="of:=[.B66]/[.D66]" office:value-type="float" office:value="2.76779500543655" calcext:value-type="float">
            <text:p>2.76779500543655</text:p>
          </table:table-cell>
          <table:table-cell table:formula="of:=[.B66]/[.E66]" office:value-type="float" office:value="0.658998810818226" calcext:value-type="float">
            <text:p>0.658998810818226</text:p>
          </table:table-cell>
        </table:table-row>
        <table:table-row table:style-name="ro1">
          <table:table-cell table:style-name="ce1" office:value-type="string" calcext:value-type="string">
            <text:p>fates_turnover_branch_1</text:p>
          </table:table-cell>
          <table:table-cell office:value-type="float" office:value="148.834223260857" calcext:value-type="float">
            <text:p>148.834223260857</text:p>
          </table:table-cell>
          <table:table-cell office:value-type="string" calcext:value-type="string">
            <text:p>fates_turnover_branch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formula="of:=[.B67]/[.D67]" office:value-type="float" office:value="2.97668446521714" calcext:value-type="float">
            <text:p>2.97668446521714</text:p>
          </table:table-cell>
          <table:table-cell table:formula="of:=[.B67]/[.E67]" office:value-type="float" office:value="0.99222815507238" calcext:value-type="float">
            <text:p>0.99222815507238</text:p>
          </table:table-cell>
        </table:table-row>
        <table:table-row table:style-name="ro1">
          <table:table-cell table:style-name="ce1" office:value-type="string" calcext:value-type="string">
            <text:p>fates_turnover_branch_2</text:p>
          </table:table-cell>
          <table:table-cell office:value-type="float" office:value="148.834223260857" calcext:value-type="float">
            <text:p>148.834223260857</text:p>
          </table:table-cell>
          <table:table-cell office:value-type="string" calcext:value-type="string">
            <text:p>fates_turnover_branch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formula="of:=[.B68]/[.D68]" office:value-type="float" office:value="2.97668446521714" calcext:value-type="float">
            <text:p>2.97668446521714</text:p>
          </table:table-cell>
          <table:table-cell table:formula="of:=[.B68]/[.E68]" office:value-type="float" office:value="0.99222815507238" calcext:value-type="float">
            <text:p>0.99222815507238</text:p>
          </table:table-cell>
        </table:table-row>
        <table:table-row table:style-name="ro1">
          <table:table-cell table:style-name="ce1" office:value-type="string" calcext:value-type="string">
            <text:p>fates_turnover_branch_3</text:p>
          </table:table-cell>
          <table:table-cell office:value-type="float" office:value="148.834223260857" calcext:value-type="float">
            <text:p>148.834223260857</text:p>
          </table:table-cell>
          <table:table-cell office:value-type="string" calcext:value-type="string">
            <text:p>fates_turnover_branch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formula="of:=[.B69]/[.D69]" office:value-type="float" office:value="2.97668446521714" calcext:value-type="float">
            <text:p>2.97668446521714</text:p>
          </table:table-cell>
          <table:table-cell table:formula="of:=[.B69]/[.E69]" office:value-type="float" office:value="0.99222815507238" calcext:value-type="float">
            <text:p>0.99222815507238</text:p>
          </table:table-cell>
        </table:table-row>
        <table:table-row table:style-name="ro1">
          <table:table-cell table:style-name="ce1" office:value-type="string" calcext:value-type="string">
            <text:p>fates_turnover_branch_5</text:p>
          </table:table-cell>
          <table:table-cell office:value-type="float" office:value="148.834223260857" calcext:value-type="float">
            <text:p>148.834223260857</text:p>
          </table:table-cell>
          <table:table-cell office:value-type="string" calcext:value-type="string">
            <text:p>fates_turnover_branch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formula="of:=[.B70]/[.D70]" office:value-type="float" office:value="2.97668446521714" calcext:value-type="float">
            <text:p>2.97668446521714</text:p>
          </table:table-cell>
          <table:table-cell table:formula="of:=[.B70]/[.E70]" office:value-type="float" office:value="0.99222815507238" calcext:value-type="float">
            <text:p>0.99222815507238</text:p>
          </table:table-cell>
        </table:table-row>
        <table:table-row table:style-name="ro1">
          <table:table-cell office:value-type="string" calcext:value-type="string">
            <text:p>fates_mort_bmort_1</text:p>
          </table:table-cell>
          <table:table-cell table:style-name="ce3" office:value-type="float" office:value="0.006007934128173" calcext:value-type="float">
            <text:p>0.006007934128173</text:p>
          </table:table-cell>
          <table:table-cell office:value-type="string" calcext:value-type="string">
            <text:p>fates_mort_bmort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formula="of:=[.B71]/[.D71]" office:value-type="float" office:value="3.0039670640865" calcext:value-type="float">
            <text:p>3.0039670640865</text:p>
          </table:table-cell>
          <table:table-cell table:formula="of:=[.B71]/[.E71]" office:value-type="float" office:value="0.750991766021625" calcext:value-type="float">
            <text:p>0.750991766021625</text:p>
          </table:table-cell>
        </table:table-row>
        <table:table-row table:style-name="ro1">
          <table:table-cell office:value-type="string" calcext:value-type="string">
            <text:p>fates_mort_bmort_2</text:p>
          </table:table-cell>
          <table:table-cell table:style-name="ce3" office:value-type="float" office:value="0.006007934128173" calcext:value-type="float">
            <text:p>0.006007934128173</text:p>
          </table:table-cell>
          <table:table-cell office:value-type="string" calcext:value-type="string">
            <text:p>fates_mort_bmort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formula="of:=[.B72]/[.D72]" office:value-type="float" office:value="3.0039670640865" calcext:value-type="float">
            <text:p>3.0039670640865</text:p>
          </table:table-cell>
          <table:table-cell table:formula="of:=[.B72]/[.E72]" office:value-type="float" office:value="0.750991766021625" calcext:value-type="float">
            <text:p>0.750991766021625</text:p>
          </table:table-cell>
        </table:table-row>
        <table:table-row table:style-name="ro1">
          <table:table-cell office:value-type="string" calcext:value-type="string">
            <text:p>fates_mort_bmort_3</text:p>
          </table:table-cell>
          <table:table-cell table:style-name="ce3" office:value-type="float" office:value="0.006007934128173" calcext:value-type="float">
            <text:p>0.006007934128173</text:p>
          </table:table-cell>
          <table:table-cell office:value-type="string" calcext:value-type="string">
            <text:p>fates_mort_bmort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formula="of:=[.B73]/[.D73]" office:value-type="float" office:value="3.0039670640865" calcext:value-type="float">
            <text:p>3.0039670640865</text:p>
          </table:table-cell>
          <table:table-cell table:formula="of:=[.B73]/[.E73]" office:value-type="float" office:value="0.750991766021625" calcext:value-type="float">
            <text:p>0.750991766021625</text:p>
          </table:table-cell>
        </table:table-row>
        <table:table-row table:style-name="ro1">
          <table:table-cell office:value-type="string" calcext:value-type="string">
            <text:p>fates_leaf_slatop_4</text:p>
          </table:table-cell>
          <table:table-cell office:value-type="float" office:value="0.021516181540196" calcext:value-type="float">
            <text:p>0.021516181540196</text:p>
          </table:table-cell>
          <table:table-cell office:value-type="string" calcext:value-type="string">
            <text:p>fates_leaf_slatop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538" calcext:value-type="float">
            <text:p>0.0538</text:p>
          </table:table-cell>
          <table:table-cell table:formula="of:=[.B74]/[.D74]" office:value-type="float" office:value="3.19231180121602" calcext:value-type="float">
            <text:p>3.19231180121602</text:p>
          </table:table-cell>
          <table:table-cell table:formula="of:=[.B74]/[.E74]" office:value-type="float" office:value="0.399929024910706" calcext:value-type="float">
            <text:p>0.399929024910706</text:p>
          </table:table-cell>
        </table:table-row>
        <table:table-row table:style-name="ro1">
          <table:table-cell office:value-type="string" calcext:value-type="string">
            <text:p>fates_fire_crown_kill_3</text:p>
          </table:table-cell>
          <table:table-cell table:style-name="ce3" office:value-type="float" office:value="0.677180269935622" calcext:value-type="float">
            <text:p>0.677180269935622</text:p>
          </table:table-cell>
          <table:table-cell office:value-type="string" calcext:value-type="string">
            <text:p>fates_fire_crown_kil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B75]/[.D75]" office:value-type="float" office:value="3.38590134967811" calcext:value-type="float">
            <text:p>3.38590134967811</text:p>
          </table:table-cell>
          <table:table-cell table:formula="of:=[.B75]/[.E75]" office:value-type="float" office:value="0.677180269935622" calcext:value-type="float">
            <text:p>0.677180269935622</text:p>
          </table:table-cell>
        </table:table-row>
        <table:table-row table:style-name="ro1">
          <table:table-cell table:style-name="ce1" office:value-type="string" calcext:value-type="string">
            <text:p>fates_mort_scalar_cstarvation_4</text:p>
          </table:table-cell>
          <table:table-cell office:value-type="float" office:value="0.542357622724747" calcext:value-type="float">
            <text:p>0.542357622724747</text:p>
          </table:table-cell>
          <table:table-cell office:value-type="string" calcext:value-type="string">
            <text:p>fates_mort_scalar_cstarvation</text:p>
          </table:table-cell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table:formula="of:=[.B76]/[.D76]" office:value-type="float" office:value="3.61571748483165" calcext:value-type="float">
            <text:p>3.61571748483165</text:p>
          </table:table-cell>
          <table:table-cell table:formula="of:=[.B76]/[.E76]" office:value-type="float" office:value="0.903929371207912" calcext:value-type="float">
            <text:p>0.903929371207912</text:p>
          </table:table-cell>
        </table:table-row>
        <table:table-row table:style-name="ro1">
          <table:table-cell office:value-type="string" calcext:value-type="string">
            <text:p>fates_fire_crown_kill_2</text:p>
          </table:table-cell>
          <table:table-cell table:style-name="ce3" office:value-type="float" office:value="0.758338792427865" calcext:value-type="float">
            <text:p>0.758338792427865</text:p>
          </table:table-cell>
          <table:table-cell office:value-type="string" calcext:value-type="string">
            <text:p>fates_fire_crown_kil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B77]/[.D77]" office:value-type="float" office:value="3.79169396213932" calcext:value-type="float">
            <text:p>3.79169396213932</text:p>
          </table:table-cell>
          <table:table-cell table:formula="of:=[.B77]/[.E77]" office:value-type="float" office:value="0.758338792427865" calcext:value-type="float">
            <text:p>0.758338792427865</text:p>
          </table:table-cell>
        </table:table-row>
        <table:table-row table:style-name="ro1">
          <table:table-cell office:value-type="string" calcext:value-type="string">
            <text:p>fates_fire_alpha_SH_4</text:p>
          </table:table-cell>
          <table:table-cell table:style-name="ce3" office:value-type="float" office:value="0.379336523784539" calcext:value-type="float">
            <text:p>0.379336523784539</text:p>
          </table:table-cell>
          <table:table-cell office:value-type="string" calcext:value-type="string">
            <text:p>fates_fire_alpha_SH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formula="of:=[.B78]/[.D78]" office:value-type="float" office:value="3.79336523784539" calcext:value-type="float">
            <text:p>3.79336523784539</text:p>
          </table:table-cell>
          <table:table-cell table:formula="of:=[.B78]/[.E78]" office:value-type="float" office:value="0.421485026427266" calcext:value-type="float">
            <text:p>0.421485026427266</text:p>
          </table:table-cell>
        </table:table-row>
        <table:table-row table:style-name="ro1">
          <table:table-cell table:style-name="ce1" office:value-type="string" calcext:value-type="string">
            <text:p>fates_turnover_leaf_1</text:p>
          </table:table-cell>
          <table:table-cell office:value-type="float" office:value="20.7581399327582" calcext:value-type="float">
            <text:p>20.7581399327582</text:p>
          </table:table-cell>
          <table:table-cell office:value-type="string" calcext:value-type="string">
            <text:p>fates_turnover_leaf</text:p>
          </table:table-cell>
          <table:table-cell office:value-type="float" office:value="4.9355" calcext:value-type="float">
            <text:p>4.9355</text:p>
          </table:table-cell>
          <table:table-cell office:value-type="float" office:value="25" calcext:value-type="float">
            <text:p>25</text:p>
          </table:table-cell>
          <table:table-cell table:formula="of:=[.B79]/[.D79]" office:value-type="float" office:value="4.20588388871608" calcext:value-type="float">
            <text:p>4.20588388871608</text:p>
          </table:table-cell>
          <table:table-cell table:formula="of:=[.B79]/[.E79]" office:value-type="float" office:value="0.830325597310328" calcext:value-type="float">
            <text:p>0.830325597310328</text:p>
          </table:table-cell>
        </table:table-row>
        <table:table-row table:style-name="ro1">
          <table:table-cell office:value-type="string" calcext:value-type="string">
            <text:p>fates_fire_alpha_SH_5</text:p>
          </table:table-cell>
          <table:table-cell table:style-name="ce3" office:value-type="float" office:value="0.4360934343222" calcext:value-type="float">
            <text:p>0.4360934343222</text:p>
          </table:table-cell>
          <table:table-cell office:value-type="string" calcext:value-type="string">
            <text:p>fates_fire_alpha_SH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formula="of:=[.B80]/[.D80]" office:value-type="float" office:value="4.360934343222" calcext:value-type="float">
            <text:p>4.360934343222</text:p>
          </table:table-cell>
          <table:table-cell table:formula="of:=[.B80]/[.E80]" office:value-type="float" office:value="0.484548260358" calcext:value-type="float">
            <text:p>0.484548260358</text:p>
          </table:table-cell>
        </table:table-row>
        <table:table-row table:style-name="ro1">
          <table:table-cell table:style-name="ce1" office:value-type="string" calcext:value-type="string">
            <text:p>fates_turnover_leaf_2</text:p>
          </table:table-cell>
          <table:table-cell office:value-type="float" office:value="22.8699203544926" calcext:value-type="float">
            <text:p>22.8699203544926</text:p>
          </table:table-cell>
          <table:table-cell office:value-type="string" calcext:value-type="string">
            <text:p>fates_turnover_leaf</text:p>
          </table:table-cell>
          <table:table-cell office:value-type="float" office:value="4.9355" calcext:value-type="float">
            <text:p>4.9355</text:p>
          </table:table-cell>
          <table:table-cell office:value-type="float" office:value="25" calcext:value-type="float">
            <text:p>25</text:p>
          </table:table-cell>
          <table:table-cell table:formula="of:=[.B81]/[.D81]" office:value-type="float" office:value="4.63375956934305" calcext:value-type="float">
            <text:p>4.63375956934305</text:p>
          </table:table-cell>
          <table:table-cell table:formula="of:=[.B81]/[.E81]" office:value-type="float" office:value="0.914796814179704" calcext:value-type="float">
            <text:p>0.914796814179704</text:p>
          </table:table-cell>
        </table:table-row>
        <table:table-row table:style-name="ro1">
          <table:table-cell office:value-type="string" calcext:value-type="string">
            <text:p>fates_disturbance_germ_4</text:p>
          </table:table-cell>
          <table:table-cell office:value-type="float" office:value="47.9458286931225" calcext:value-type="float">
            <text:p>47.9458286931225</text:p>
          </table:table-cell>
          <table:table-cell office:value-type="string" calcext:value-type="string">
            <text:p>fates_disturbance_germ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[.B82]/[.D82]" office:value-type="float" office:value="4.79458286931225" calcext:value-type="float">
            <text:p>4.79458286931225</text:p>
          </table:table-cell>
          <table:table-cell table:formula="of:=[.B82]/[.E82]" office:value-type="float" office:value="0.479458286931225" calcext:value-type="float">
            <text:p>0.479458286931225</text:p>
          </table:table-cell>
        </table:table-row>
        <table:table-row table:style-name="ro1">
          <table:table-cell table:style-name="ce1" office:value-type="string" calcext:value-type="string">
            <text:p>fates_turnover_leaf_3</text:p>
          </table:table-cell>
          <table:table-cell office:value-type="float" office:value="23.7758534833093" calcext:value-type="float">
            <text:p>23.7758534833093</text:p>
          </table:table-cell>
          <table:table-cell office:value-type="string" calcext:value-type="string">
            <text:p>fates_turnover_leaf</text:p>
          </table:table-cell>
          <table:table-cell office:value-type="float" office:value="4.9355" calcext:value-type="float">
            <text:p>4.9355</text:p>
          </table:table-cell>
          <table:table-cell office:value-type="float" office:value="25" calcext:value-type="float">
            <text:p>25</text:p>
          </table:table-cell>
          <table:table-cell table:formula="of:=[.B83]/[.D83]" office:value-type="float" office:value="4.81731404787951" calcext:value-type="float">
            <text:p>4.81731404787951</text:p>
          </table:table-cell>
          <table:table-cell table:formula="of:=[.B83]/[.E83]" office:value-type="float" office:value="0.951034139332372" calcext:value-type="float">
            <text:p>0.951034139332372</text:p>
          </table:table-cell>
        </table:table-row>
        <table:table-row table:style-name="ro1">
          <table:table-cell office:value-type="string" calcext:value-type="string">
            <text:p>fates_mort_bmort_4</text:p>
          </table:table-cell>
          <table:table-cell office:value-type="float" office:value="0.045055483339174" calcext:value-type="float">
            <text:p>0.045055483339174</text:p>
          </table:table-cell>
          <table:table-cell office:value-type="string" calcext:value-type="string">
            <text:p>fates_mort_bmort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table:formula="of:=[.B84]/[.D84]" office:value-type="float" office:value="5.63193541739675" calcext:value-type="float">
            <text:p>5.63193541739675</text:p>
          </table:table-cell>
          <table:table-cell table:formula="of:=[.B84]/[.E84]" office:value-type="float" office:value="0.45055483339174" calcext:value-type="float">
            <text:p>0.45055483339174</text:p>
          </table:table-cell>
        </table:table-row>
        <table:table-row table:style-name="ro1">
          <table:table-cell office:value-type="string" calcext:value-type="string">
            <text:p>fates_fire_nignitions_0</text:p>
          </table:table-cell>
          <table:table-cell table:style-name="ce3" office:value-type="float" office:value="0.748546069166167" calcext:value-type="float">
            <text:p>0.748546069166167</text:p>
          </table:table-cell>
          <table:table-cell office:value-type="string" calcext:value-type="string">
            <text:p>fates_fire_nignitions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table:formula="of:=[.B85]/[.D85]" office:value-type="float" office:value="7.48546069166167" calcext:value-type="float">
            <text:p>7.48546069166167</text:p>
          </table:table-cell>
          <table:table-cell table:formula="of:=[.B85]/[.E85]" office:value-type="float" office:value="0.299418427666467" calcext:value-type="float">
            <text:p>0.299418427666467</text:p>
          </table:table-cell>
        </table:table-row>
        <table:table-row table:style-name="ro1">
          <table:table-cell office:value-type="string" calcext:value-type="string">
            <text:p>fates_recruit_seed_alloc_mature_3</text:p>
          </table:table-cell>
          <table:table-cell office:value-type="float" office:value="0.303708780635339" calcext:value-type="float">
            <text:p>0.303708780635339</text:p>
          </table:table-cell>
          <table:table-cell office:value-type="string" calcext:value-type="string">
            <text:p>fates_recruit_seed_alloc_mature</text:p>
          </table:table-cell>
          <table:table-cell office:value-type="float" office:value="0.04" calcext:value-type="float">
            <text:p>0.04</text:p>
          </table:table-cell>
          <table:table-cell office:value-type="float" office:value="0.392860281514004" calcext:value-type="float">
            <text:p>0.392860281514004</text:p>
          </table:table-cell>
          <table:table-cell table:formula="of:=[.B86]/[.D86]" office:value-type="float" office:value="7.59271951588348" calcext:value-type="float">
            <text:p>7.59271951588348</text:p>
          </table:table-cell>
          <table:table-cell table:formula="of:=[.B86]/[.E86]" office:value-type="float" office:value="0.773070719862305" calcext:value-type="float">
            <text:p>0.773070719862305</text:p>
          </table:table-cell>
        </table:table-row>
        <table:table-row table:style-name="ro1">
          <table:table-cell office:value-type="string" calcext:value-type="string">
            <text:p>fates_fire_alpha_SH_1</text:p>
          </table:table-cell>
          <table:table-cell office:value-type="float" office:value="0.764821861915492" calcext:value-type="float">
            <text:p>0.764821861915492</text:p>
          </table:table-cell>
          <table:table-cell office:value-type="string" calcext:value-type="string">
            <text:p>fates_fire_alpha_SH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formula="of:=[.B87]/[.D87]" office:value-type="float" office:value="7.64821861915492" calcext:value-type="float">
            <text:p>7.64821861915492</text:p>
          </table:table-cell>
          <table:table-cell table:formula="of:=[.B87]/[.E87]" office:value-type="float" office:value="0.849802068794991" calcext:value-type="float">
            <text:p>0.849802068794991</text:p>
          </table:table-cell>
        </table:table-row>
        <table:table-row table:style-name="ro1">
          <table:table-cell office:value-type="string" calcext:value-type="string">
            <text:p>fates_recruit_seed_alloc_mature_1</text:p>
          </table:table-cell>
          <table:table-cell office:value-type="float" office:value="0.314703095804337" calcext:value-type="float">
            <text:p>0.314703095804337</text:p>
          </table:table-cell>
          <table:table-cell office:value-type="string" calcext:value-type="string">
            <text:p>fates_recruit_seed_alloc_mature</text:p>
          </table:table-cell>
          <table:table-cell office:value-type="float" office:value="0.04" calcext:value-type="float">
            <text:p>0.04</text:p>
          </table:table-cell>
          <table:table-cell office:value-type="float" office:value="0.392860281514004" calcext:value-type="float">
            <text:p>0.392860281514004</text:p>
          </table:table-cell>
          <table:table-cell table:formula="of:=[.B88]/[.D88]" office:value-type="float" office:value="7.86757739510843" calcext:value-type="float">
            <text:p>7.86757739510843</text:p>
          </table:table-cell>
          <table:table-cell table:formula="of:=[.B88]/[.E88]" office:value-type="float" office:value="0.801056025800152" calcext:value-type="float">
            <text:p>0.801056025800152</text:p>
          </table:table-cell>
        </table:table-row>
        <table:table-row table:style-name="ro1">
          <table:table-cell office:value-type="string" calcext:value-type="string">
            <text:p>fates_recruit_inter_patch_disp_frac_0</text:p>
          </table:table-cell>
          <table:table-cell office:value-type="float" office:value="0.082477663534435" calcext:value-type="float">
            <text:p>0.082477663534435</text:p>
          </table:table-cell>
          <table:table-cell office:value-type="string" calcext:value-type="string">
            <text:p>fates_recruit_inter_patch_disp_frac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table:formula="of:=[.B89]/[.D89]" office:value-type="float" office:value="8.2477663534435" calcext:value-type="float">
            <text:p>8.2477663534435</text:p>
          </table:table-cell>
          <table:table-cell table:formula="of:=[.B89]/[.E89]" office:value-type="float" office:value="0.412388317672175" calcext:value-type="float">
            <text:p>0.412388317672175</text:p>
          </table:table-cell>
        </table:table-row>
        <table:table-row table:style-name="ro1">
          <table:table-cell office:value-type="string" calcext:value-type="string">
            <text:p>fates_fire_alpha_SH_2</text:p>
          </table:table-cell>
          <table:table-cell office:value-type="float" office:value="0.857458550180207" calcext:value-type="float">
            <text:p>0.857458550180207</text:p>
          </table:table-cell>
          <table:table-cell office:value-type="string" calcext:value-type="string">
            <text:p>fates_fire_alpha_SH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formula="of:=[.B90]/[.D90]" office:value-type="float" office:value="8.57458550180207" calcext:value-type="float">
            <text:p>8.57458550180207</text:p>
          </table:table-cell>
          <table:table-cell table:formula="of:=[.B90]/[.E90]" office:value-type="float" office:value="0.952731722422452" calcext:value-type="float">
            <text:p>0.952731722422452</text:p>
          </table:table-cell>
        </table:table-row>
        <table:table-row table:style-name="ro1">
          <table:table-cell office:value-type="string" calcext:value-type="string">
            <text:p>fates_fire_alpha_SH_3</text:p>
          </table:table-cell>
          <table:table-cell office:value-type="float" office:value="0.895132157656532" calcext:value-type="float">
            <text:p>0.895132157656532</text:p>
          </table:table-cell>
          <table:table-cell office:value-type="string" calcext:value-type="string">
            <text:p>fates_fire_alpha_SH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formula="of:=[.B91]/[.D91]" office:value-type="float" office:value="8.95132157656532" calcext:value-type="float">
            <text:p>8.95132157656532</text:p>
          </table:table-cell>
          <table:table-cell table:formula="of:=[.B91]/[.E91]" office:value-type="float" office:value="0.994591286285036" calcext:value-type="float">
            <text:p>0.994591286285036</text:p>
          </table:table-cell>
        </table:table-row>
        <table:table-row table:style-name="ro1">
          <table:table-cell office:value-type="string" calcext:value-type="string">
            <text:p>fates_fire_threshold_0</text:p>
          </table:table-cell>
          <table:table-cell table:style-name="ce3" office:value-type="float" office:value="11.5945372826389" calcext:value-type="float">
            <text:p>11.5945372826389</text:p>
          </table:table-cell>
          <table:table-cell office:value-type="string" calcext:value-type="string">
            <text:p>fates_fire_threshold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B92]/[.D92]" office:value-type="float" office:value="11.5945372826389" calcext:value-type="float">
            <text:p>11.5945372826389</text:p>
          </table:table-cell>
          <table:table-cell table:formula="of:=[.B92]/[.E92]" office:value-type="float" office:value="0.231890745652778" calcext:value-type="float">
            <text:p>0.231890745652778</text:p>
          </table:table-cell>
        </table:table-row>
        <table:table-row table:style-name="ro1">
          <table:table-cell office:value-type="string" calcext:value-type="string">
            <text:p>fates_mort_hf_sm_threshold_0</text:p>
          </table:table-cell>
          <table:table-cell office:value-type="float" office:value="0.054443869826682" calcext:value-type="float">
            <text:p>0.054443869826682</text:p>
          </table:table-cell>
          <table:table-cell office:value-type="string" calcext:value-type="string">
            <text:p>fates_mort_hf_sm_threshold</text:p>
          </table:table-cell>
          <table:table-cell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table:formula="of:=[.B93]/[.D93]" office:value-type="float" office:value="54.443869826682" calcext:value-type="float">
            <text:p>54.443869826682</text:p>
          </table:table-cell>
          <table:table-cell table:formula="of:=[.B93]/[.E93]" office:value-type="float" office:value="0.18147956608894" calcext:value-type="float">
            <text:p>0.18147956608894</text:p>
          </table:table-cell>
        </table:table-row>
      </table:table>
      <table:named-expressions/>
      <table:database-ranges>
        <table:database-range table:name="__Anonymous_Sheet_DB__0" table:target-range-address="Sheet1.A1:Sheet1.G93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5:52:29.638787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7T09:53:17.133384219</meta:creation-date>
    <meta:generator>LibreOffice/6.4.7.2$Linux_X86_64 LibreOffice_project/40$Build-2</meta:generator>
    <dc:date>2023-09-28T15:38:55.336261995</dc:date>
    <meta:editing-duration>PT9M47S</meta:editing-duration>
    <meta:editing-cycles>4</meta:editing-cycles>
    <meta:document-statistic meta:table-count="1" meta:cell-count="650" meta:object-count="0"/>
  </office:meta>
</office:document-meta>
</file>